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2E30815700F76FA4E9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9.047cm" svg:x="1cm" svg:y="9.446cm">
          <draw:image xlink:href="Pictures/1000000000000640000002E30815700F76FA4E9F.jpg" xlink:type="simple" xlink:show="embed" xlink:actuate="onLoad" draw:mime-type="image/jpeg">
            <text:p text:style-name="P1">17m</text:p>
          </draw:image>
        </draw:frame>
        <draw:line draw:style-name="gr2" draw:text-style-name="P2" draw:layer="layout" svg:x1="10.525cm" svg:y1="18.245cm" svg:x2="14.97cm" svg:y2="13.482cm">
          <text:p/>
        </draw:line>
        <draw:line draw:style-name="gr2" draw:text-style-name="P2" draw:layer="layout" svg:x1="6.197cm" svg:y1="13.5cm" svg:x2="10.642cm" svg:y2="18.263cm">
          <text:p/>
        </draw:line>
        <draw:line draw:style-name="gr2" draw:text-style-name="P2" draw:layer="layout" svg:x1="10.576cm" svg:y1="18.245cm" svg:x2="10.576cm" svg:y2="13.482cm">
          <text:p/>
        </draw:line>
        <draw:frame draw:style-name="gr3" draw:text-style-name="P3" draw:layer="layout" svg:width="1.734cm" svg:height="0.962cm" svg:x="10.207cm" svg:y="14.97cm">
          <draw:text-box>
            <text:p>17m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0-04T14:44:06.119220356</dc:date>
    <meta:editing-duration>PT9M50S</meta:editing-duration>
    <meta:editing-cycles>1</meta:editing-cycles>
    <meta:document-statistic meta:object-count="5"/>
    <meta:generator>LibreOffice/7.3.7.2$Linux_X86_64 LibreOffice_project/30$Build-2</meta:generator>
  </office:meta>
</office:document-meta>
</file>